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fo:color="#3333ff" fo:language="zxx" fo:country="none" fo:font-style="italic" officeooo:paragraph-rsid="0015b3b3" style:language-asian="zxx" style:country-asian="none" style:font-style-asian="italic" style:language-complex="zxx" style:country-complex="none" style:font-style-complex="italic"/>
    </style:style>
    <style:style style:name="P2" style:family="paragraph" style:parent-style-name="Standard">
      <style:paragraph-properties fo:margin-top="0cm" fo:margin-bottom="0cm" loext:contextual-spacing="false"/>
      <style:text-properties fo:color="#3333ff" fo:language="zxx" fo:country="none" fo:font-style="italic" style:language-asian="zxx" style:country-asian="none" style:font-style-asian="italic" style:language-complex="zxx" style:country-complex="none" style:font-style-complex="italic"/>
    </style:style>
    <style:style style:name="P3" style:family="paragraph" style:parent-style-name="Standard">
      <style:paragraph-properties fo:margin-top="0cm" fo:margin-bottom="0cm" loext:contextual-spacing="false"/>
      <style:text-properties fo:color="#3333ff" fo:language="zxx" fo:country="none" fo:font-style="italic" officeooo:paragraph-rsid="0016cf31" style:language-asian="zxx" style:country-asian="none" style:font-style-asian="italic" style:language-complex="zxx" style:country-complex="none" style:font-style-complex="italic"/>
    </style:style>
    <style:style style:name="P4" style:family="paragraph" style:parent-style-name="Standard">
      <style:paragraph-properties fo:margin-top="0cm" fo:margin-bottom="0cm" loext:contextual-spacing="false"/>
      <style:text-properties fo:color="#000000" fo:language="zxx" fo:country="none" fo:font-style="normal" officeooo:rsid="0023738e" officeooo:paragraph-rsid="0023738e" style:language-asian="zxx" style:country-asian="none" style:font-style-asian="normal" style:language-complex="zxx" style:country-complex="none" style:font-style-complex="normal"/>
    </style:style>
    <style:style style:name="P5" style:family="paragraph" style:parent-style-name="Standard">
      <style:paragraph-properties fo:margin-top="0cm" fo:margin-bottom="0cm" loext:contextual-spacing="false"/>
      <style:text-properties fo:color="#000000" fo:language="zxx" fo:country="none" fo:font-style="normal" officeooo:rsid="00262f84" officeooo:paragraph-rsid="00262f84" style:language-asian="zxx" style:country-asian="none" style:font-style-asian="normal" style:language-complex="zxx" style:country-complex="none" style:font-style-complex="normal"/>
    </style:style>
    <style:style style:name="P6" style:family="paragraph" style:parent-style-name="Standard">
      <style:paragraph-properties fo:margin-top="0cm" fo:margin-bottom="0cm" loext:contextual-spacing="false"/>
      <style:text-properties fo:color="#000000" fo:language="zxx" fo:country="none" fo:font-style="normal" officeooo:rsid="0027b0cb" officeooo:paragraph-rsid="0027b0cb" style:language-asian="zxx" style:country-asian="none" style:font-style-asian="normal" style:language-complex="zxx" style:country-complex="none" style:font-style-complex="normal"/>
    </style:style>
    <style:style style:name="P7" style:family="paragraph" style:parent-style-name="Standard">
      <style:paragraph-properties fo:margin-top="0cm" fo:margin-bottom="0cm" loext:contextual-spacing="false"/>
      <style:text-properties fo:color="#800000" fo:language="zxx" fo:country="none" officeooo:rsid="0012b524" officeooo:paragraph-rsid="000fea13" style:language-asian="zxx" style:country-asian="none" style:language-complex="zxx" style:country-complex="none"/>
    </style:style>
    <style:style style:name="P8"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9" style:family="paragraph" style:parent-style-name="Standard">
      <style:paragraph-properties fo:margin-top="0cm" fo:margin-bottom="0cm" loext:contextual-spacing="false"/>
      <style:text-properties fo:language="zxx" fo:country="none" officeooo:rsid="0028903c" officeooo:paragraph-rsid="0028903c" style:language-asian="zxx" style:country-asian="none" style:language-complex="zxx" style:country-complex="none"/>
    </style:style>
    <style:style style:name="P10" style:family="paragraph" style:parent-style-name="Standard">
      <style:paragraph-properties fo:margin-top="0cm" fo:margin-bottom="0cm" loext:contextual-spacing="false"/>
      <style:text-properties style:use-window-font-color="true" fo:language="zxx" fo:country="none" officeooo:rsid="0027b0cb" officeooo:paragraph-rsid="0016cf31" style:language-asian="zxx" style:country-asian="none" style:language-complex="zxx" style:country-complex="none"/>
    </style:style>
    <style:style style:name="P11" style:family="paragraph" style:parent-style-name="Standard">
      <style:paragraph-properties fo:margin-top="0cm" fo:margin-bottom="0.106cm" loext:contextual-spacing="false" fo:text-align="center" style:justify-single-word="false"/>
      <style:text-properties fo:language="zxx" fo:country="none" officeooo:rsid="000fea13" officeooo:paragraph-rsid="000fea13" style:language-asian="zxx" style:country-asian="none" style:language-complex="zxx" style:country-complex="none"/>
    </style:style>
    <style:style style:name="P12" style:family="paragraph" style:parent-style-name="Standard">
      <style:paragraph-properties fo:margin-top="0cm" fo:margin-bottom="0.106cm" loext:contextual-spacing="false"/>
      <style:text-properties fo:language="zxx" fo:country="none" officeooo:rsid="0011a6c5" officeooo:paragraph-rsid="00185753" style:language-asian="zxx" style:country-asian="none" style:language-complex="zxx" style:country-complex="none"/>
    </style:style>
    <style:style style:name="P13" style:family="paragraph" style:parent-style-name="Standard">
      <style:paragraph-properties fo:margin-top="0cm" fo:margin-bottom="0.106cm" loext:contextual-spacing="false"/>
      <style:text-properties fo:color="#800000" fo:language="zxx" fo:country="none" officeooo:rsid="00185753" officeooo:paragraph-rsid="00185753" style:language-asian="zxx" style:country-asian="none" style:language-complex="zxx" style:country-complex="none"/>
    </style:style>
    <style:style style:name="P14" style:family="paragraph" style:parent-style-name="Standard">
      <style:paragraph-properties fo:margin-top="0cm" fo:margin-bottom="0.106cm" loext:contextual-spacing="false"/>
      <style:text-properties fo:color="#800000" fo:language="zxx" fo:country="none" officeooo:rsid="00185753" officeooo:paragraph-rsid="0011a6c5" style:language-asian="zxx" style:country-asian="none" style:language-complex="zxx" style:country-complex="none"/>
    </style:style>
    <style:style style:name="P15" style:family="paragraph" style:parent-style-name="Text_20_body">
      <style:text-properties fo:color="#3333ff" fo:language="zxx" fo:country="none" fo:font-style="italic" style:language-asian="zxx" style:country-asian="none" style:font-style-asian="italic" style:language-complex="zxx" style:country-complex="none" style:font-style-complex="italic"/>
    </style:style>
    <style:style style:name="P16" style:family="paragraph" style:parent-style-name="Text_20_body" style:list-style-name="L1">
      <style:text-properties fo:color="#3333ff" fo:language="zxx" fo:country="none" fo:font-style="italic" officeooo:paragraph-rsid="0015b3b3" style:language-asian="zxx" style:country-asian="none" style:font-style-asian="italic" style:language-complex="zxx" style:country-complex="none" style:font-style-complex="italic"/>
    </style:style>
    <style:style style:name="P17" style:family="paragraph" style:parent-style-name="Text_20_body" style:list-style-name="L1">
      <style:text-properties fo:color="#3333ff" fo:language="zxx" fo:country="none" fo:font-style="italic" officeooo:paragraph-rsid="001aa880" style:language-asian="zxx" style:country-asian="none" style:font-style-asian="italic" style:language-complex="zxx" style:country-complex="none" style:font-style-complex="italic"/>
    </style:style>
    <style:style style:name="P18" style:family="paragraph" style:parent-style-name="Text_20_body" style:list-style-name="L1">
      <style:text-properties fo:color="#3333ff" fo:language="zxx" fo:country="none" fo:font-style="italic" officeooo:rsid="00335b55" officeooo:paragraph-rsid="0015b3b3" style:language-asian="zxx" style:country-asian="none" style:font-style-asian="italic" style:language-complex="zxx" style:country-complex="none" style:font-style-complex="italic"/>
    </style:style>
    <style:style style:name="P19" style:family="paragraph" style:parent-style-name="Text_20_body" style:list-style-name="L1">
      <style:text-properties fo:color="#3333ff" fo:language="zxx" fo:country="none" fo:font-style="italic" style:text-underline-style="none" officeooo:rsid="00150376" officeooo:paragraph-rsid="0015b3b3" style:language-asian="zxx" style:country-asian="none" style:font-style-asian="italic" style:language-complex="zxx" style:country-complex="none" style:font-style-complex="italic"/>
    </style:style>
    <style:style style:name="P20" style:family="paragraph" style:parent-style-name="Text_20_body" style:list-style-name="L1">
      <style:text-properties fo:color="#3333ff" fo:language="zxx" fo:country="none" fo:font-style="italic" style:text-underline-style="none" officeooo:rsid="001e6ff7" officeooo:paragraph-rsid="001e6ff7" style:language-asian="zxx" style:country-asian="none" style:font-style-asian="italic" style:language-complex="zxx" style:country-complex="none" style:font-style-complex="italic"/>
    </style:style>
    <style:style style:name="P21" style:family="paragraph" style:parent-style-name="Heading_20_1">
      <style:text-properties fo:language="zxx" fo:country="none" style:language-asian="zxx" style:country-asian="none" style:language-complex="zxx" style:country-complex="none"/>
    </style:style>
    <style:style style:name="P22" style:family="paragraph" style:parent-style-name="Heading_20_2">
      <style:text-properties fo:language="zxx" fo:country="none" style:language-asian="zxx" style:country-asian="none" style:language-complex="zxx" style:country-complex="none"/>
    </style:style>
    <style:style style:name="P23" style:family="paragraph" style:parent-style-name="Heading_20_2">
      <style:text-properties fo:language="zxx" fo:country="none" style:text-underline-style="solid" style:text-underline-width="auto" style:text-underline-color="font-color" style:language-asian="zxx" style:country-asian="none" style:language-complex="zxx" style:country-complex="none"/>
    </style:style>
    <style:style style:name="P24" style:family="paragraph" style:parent-style-name="Heading_20_2">
      <style:text-properties fo:language="zxx" fo:country="none" style:text-underline-style="solid" style:text-underline-width="auto" style:text-underline-color="font-color" officeooo:rsid="00150376" officeooo:paragraph-rsid="00150376" style:language-asian="zxx" style:country-asian="none" style:language-complex="zxx" style:country-complex="none"/>
    </style:style>
    <style:style style:name="P25" style:family="paragraph" style:parent-style-name="Title" style:master-page-name="Standard">
      <style:paragraph-properties fo:margin-top="0cm" fo:margin-bottom="0.106cm" loext:contextual-spacing="false" fo:text-align="center" style:justify-single-word="false" style:page-number="1"/>
      <style:text-properties fo:language="zxx" fo:country="none" officeooo:rsid="000fea13" officeooo:paragraph-rsid="000fea13"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50376"/>
    </style:style>
    <style:style style:name="T6" style:family="text">
      <style:text-properties officeooo:rsid="00145041"/>
    </style:style>
    <style:style style:name="T7" style:family="text">
      <style:text-properties officeooo:rsid="0026ea8d"/>
    </style:style>
    <style:style style:name="T8" style:family="text">
      <style:text-properties officeooo:rsid="001beee8"/>
    </style:style>
    <style:style style:name="T9" style:family="text">
      <style:text-properties officeooo:rsid="0028464a"/>
    </style:style>
    <style:style style:name="T10" style:family="text">
      <style:text-properties officeooo:rsid="00185753"/>
    </style:style>
    <style:style style:name="T11" style:family="text">
      <style:text-properties officeooo:rsid="001aa880"/>
    </style:style>
    <style:style style:name="T12" style:family="text">
      <style:text-properties officeooo:rsid="0026ed2b"/>
    </style:style>
    <style:style style:name="T13" style:family="text">
      <style:text-properties officeooo:rsid="001be723"/>
    </style:style>
    <style:style style:name="T14" style:family="text">
      <style:text-properties fo:color="#3333ff" fo:font-style="italic" style:font-style-asian="italic" style:font-style-complex="italic"/>
    </style:style>
    <style:style style:name="T15" style:family="text">
      <style:text-properties fo:color="#3333ff" fo:font-style="italic" officeooo:rsid="0014a989" style:font-style-asian="italic" style:font-style-complex="italic"/>
    </style:style>
    <style:style style:name="T16" style:family="text">
      <style:text-properties fo:color="#3333ff" fo:font-style="italic" officeooo:rsid="00150376"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ossier du Projet</text:p>
      <text:p text:style-name="P11"/>
      <text:p text:style-name="P12">GROUPE : </text:p>
      <text:p text:style-name="P13">Mehdi SABER</text:p>
      <text:p text:style-name="P13">Tanina BOUZIDI</text:p>
      <text:p text:style-name="P13">Florian PASQUIER</text:p>
      <text:p text:style-name="P13"/>
      <text:p text:style-name="P14"/>
      <text:p text:style-name="P7">Ce fichier reprend la description des documents demandés pour le projet. Vous devez le compléter et le mettre à disposition sur git. </text:p>
      <text:p text:style-name="P7"/>
      <text:p text:style-name="P8">T<text:span text:style-name="T3">ous les diagrammes devront être fournis avec un texte de présentation et des explications</text:span>.</text:p>
      <text:p text:style-name="P8"/>
      <text:p text:style-name="P21"><text:span text:style-name="T4">1:</text:span>Documents pour CPOO </text:p>
      <text:p text:style-name="P15">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22"><text:span text:style-name="T1">Architecture</text:span> (<text:span text:style-name="T9">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P4">L’architecture imposée dès le début du projet est l'architecture Modèle-Vue-Controleur dite MVC. </text:p>
      <text:p text:style-name="P5">Dans l'optique d'être le plus fidèle possible à celle-ci, nous avons divisé notre programme en trois grands dossiers: "modele", où nous avons programmé la partie orientée objet de notre jeu; "vue", où se trouvent les classes permettant d'afficher les entités créées dans le package précédent, et enfin "controleur", permettant de faire le lien entre les deux autres.</text:p>
      <text:p text:style-name="P5"/>
      <text:p text:style-name="P6">Voici un diagramme représentant l'architecture générale de notre programme:</text:p>
      <text:p text:style-name="P6"/>
      <text:p text:style-name="P6"/>
      <text:p text:style-name="P6">&lt;insérer diagramme général ici&gt;</text:p>
      <text:p text:style-name="P5"/>
      <text:p text:style-name="P5"/>
      <text:p text:style-name="P22"><text:soft-page-break/><text:span text:style-name="T1">Détails : diagrammes de classe</text:span> (<text:span text:style-name="T9">5/60</text:span>points)</text:p>
      <text:p text:style-name="P3">Vous choisirez des parties du modèle que vous considérez particulièrement intéressantes du point de vue de la programmation à objets (héritage, composition, polymorphisme…) <text:span text:style-name="T8">ou</text:span> de la programmation événementielle (gestion des événements, écouteurs, bindings...).</text:p>
      <text:p text:style-name="P3">Vous expliquerez vos choix et les illustrerez par des diagrammes de classe.</text:p>
      <text:p text:style-name="P10"/>
      <text:p text:style-name="P10"/>
      <text:p text:style-name="P22"><text:span text:style-name="T1">Diagrammes de séquence</text:span> (<text:span text:style-name="T9">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P21"><text:span text:style-name="T4">2 :</text:span>Documents pour IHM </text:p>
      <text:p text:style-name="P2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8"/>
      <text:p text:style-name="P21"><text:span text:style-name="T4">3:</text:span>Documents pour <text:span text:style-name="T4">gestion de projet</text:span></text:p>
      <text:p text:style-name="P8"/>
      <text:p text:style-name="P22"><text:span text:style-name="T1">Cas d’utilisation</text:span> (3 points/<text:span text:style-name="T4">20</text:span>) </text:p>
      <text:p text:style-name="P2">Vous devez choisir quelques cas d’utilisation intéressants, et les représenter sous forme de diagrammes UML.</text:p>
      <text:p text:style-name="P8"/>
      <text:p text:style-name="P24">Cahier d’initialisation (2 points/20)</text:p>
      <text:p text:style-name="P1"><text:span text:style-name="T6">Description de votre jeu</text:span> </text:p>
      <text:list xml:id="list5022002044027923649" text:style-name="L1">
        <text:list-item>
          <text:list>
            <text:list-item>
              <text:p text:style-name="P16">la quête principale: <text:s/><text:span text:style-name="T10">Le héros, Jean-Michel, veut juste rentrer chez lui parce qu’il s’est perdu.</text:span></text:p>
            </text:list-item>
            <text:list-item>
              <text:p text:style-name="P18">les mécanismes: <text:span text:style-name="T11">ZQSD pour se déplacer, E pour interagir, autres interactions à définir sur la partie droite du clavier</text:span></text:p>
            </text:list-item>
            <text:list-item>
              <text:p text:style-name="P17">Quelques items <text:span text:style-name="T7">(armes, objets …) </text:span>qui peuvent être découverts et comment ils influent sur le comportement de <text:span text:style-name="T11">Jean-Michel: poings comme arme de base, et 1 arme dans chaque zone qui permet de mieux progresser (p.e arme moins efficace)</text:span> </text:p>
            </text:list-item>
            <text:list-item>
              <text:p text:style-name="P19"><text:soft-page-break/>Quelques ennemis avec leur mode de déplacement et <text:span text:style-name="T12">d’</text:span>attaque: <text:span text:style-name="T13">tentacule ou sushi comme arme de base</text:span></text:p>
            </text:list-item>
            <text:list-item>
              <text:p text:style-name="P20"><text:span text:style-name="T13">P</text:span>lusieurs zones différentes, comportant chacune 1 miniboss, qui, une fois battu, donne un objet important.</text:p>
            </text:list-item>
          </text:list>
        </text:list-item>
      </text:list>
      <text:p text:style-name="P23"/>
      <text:p text:style-name="P22"><text:span text:style-name="T1">Cahier de spécifications fonctionnelles</text:span> (<text:span text:style-name="T5">8</text:span> points/<text:span text:style-name="T4">20</text:span>)</text:p>
      <text:p text:style-name="P8"><text:span text:style-name="T15">cette partie </text:span><text:span text:style-name="T14"><text:s/>devra être mis</text:span><text:span text:style-name="T16">e</text:span><text:span text:style-name="T14"> à jour tout au long du projet pour décrire les spécifications fonctionnelles.</text:span></text:p>
      <text:p text:style-name="P8"><text:span text:style-name="T14"/></text:p>
      <text:p text:style-name="P9"><text:span text:style-name="T14">Note: Pas comment ça fonctionne mais ce qu'il 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5T16:37:52.911739897</dc:date>
    <meta:editing-duration>PT1H57M43S</meta:editing-duration>
    <meta:editing-cycles>14</meta:editing-cycles>
    <meta:document-statistic meta:table-count="0" meta:image-count="0" meta:object-count="0" meta:page-count="3" meta:paragraph-count="36" meta:word-count="510" meta:character-count="3433" meta:non-whitespace-character-count="2952"/>
  </office:meta>
</office:document-meta>
</file>